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15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H</text:p>
          </table:table-cell>
          <table:table-cell table:style-name="ce1" office:value-type="string" calcext:value-type="string">
            <text:p>Opp</text:p>
          </table:table-cell>
          <table:table-cell table:style-name="ce3" office:value-type="string" calcext:value-type="string">
            <text:p>WL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D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TS</text:p>
          </table:table-cell>
        </table:table-row>
        <table:table-row table:style-name="ro1">
          <table:table-cell office:value-type="string" calcext:value-type="string">
            <text:p>1986-11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86-11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86-11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6-11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6-11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86-11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6-11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6-11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986-11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6-11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86-11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86-11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86-11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6-12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:0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6-12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86-12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86-12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86-12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6-12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2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86-12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86-12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: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986-12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86-12-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86-12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86-12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86-12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86-12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86-12-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7-01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7-01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87-01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87-01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987-01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7-01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87-01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87-01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7-01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7-01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87-01-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3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: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87-01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87-01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2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87-01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987-02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7-02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7-02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7-02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87-02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87-02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7-02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:0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87-02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7-02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87-02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7-02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987-02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87-03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87-03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3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: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87-03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987-03-0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87-03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7-03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7-03-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987-03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87-03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: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987-03-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87-03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 (-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87-03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1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7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7-03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987-03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987-03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7-03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87-03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7-03-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2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7-04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87-04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7-04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87-04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3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: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87-04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:0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7-04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987-04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987-04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987-04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: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>
        <table:named-range table:name="HTML_1" table:base-cell-address="$Arkusz1.$A$1" table:cell-range-address="$Arkusz1.$A$1:.$U$84"/>
        <table:named-range table:name="HTML_all" table:base-cell-address="$Arkusz1.$A$1" table:cell-range-address="$Arkusz1.$A$1:.$U$84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09:22:09.05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09:22:12.051000000</dc:date>
    <meta:editing-duration>PT1M2S</meta:editing-duration>
    <meta:editing-cycles>2</meta:editing-cycles>
    <meta:generator>LibreOffice/7.6.2.1$Windows_X86_64 LibreOffice_project/56f7684011345957bbf33a7ee678afaf4d2ba333</meta:generator>
    <meta:document-statistic meta:table-count="1" meta:cell-count="1743" meta:object-count="0"/>
  </office:meta>
</office:document-meta>
</file>